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80c3c1" officeooo:paragraph-rsid="009b0c16"/>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Standard" style:list-style-name="L25"/>
    <style:style style:name="P61" style:family="paragraph" style:parent-style-name="Standard" style:list-style-name="L33"/>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style:page-number="auto" fo:break-before="page">
        <style:tab-stops/>
      </style:paragraph-properties>
    </style:style>
    <style:style style:name="P64" style:family="paragraph" style:parent-style-name="Heading_20_1" style:master-page-name="">
      <style:paragraph-properties style:page-number="auto" fo:break-before="auto" fo:break-after="auto"/>
    </style:style>
    <style:style style:name="P65" style:family="paragraph" style:parent-style-name="Heading_20_2" style:master-page-name="">
      <style:paragraph-properties style:page-number="auto" fo:break-before="page"/>
    </style:style>
    <style:style style:name="P6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6"/>
    <style:style style:name="P92" style:family="paragraph" style:parent-style-name="Text_20_body" style:list-style-name="L27"/>
    <style:style style:name="P93" style:family="paragraph" style:parent-style-name="Text_20_body" style:list-style-name="L28"/>
    <style:style style:name="P94" style:family="paragraph" style:parent-style-name="Text_20_body" style:list-style-name="L29"/>
    <style:style style:name="P95" style:family="paragraph" style:parent-style-name="Text_20_body" style:list-style-name="L30"/>
    <style:style style:name="P96" style:family="paragraph" style:parent-style-name="Text_20_body" style:list-style-name="L31"/>
    <style:style style:name="P97" style:family="paragraph" style:parent-style-name="Text_20_body" style:list-style-name="L32"/>
    <style:style style:name="P98" style:family="paragraph" style:parent-style-name="Text_20_body" style:list-style-name="L34"/>
    <style:style style:name="P99" style:family="paragraph" style:parent-style-name="Text_20_body" style:list-style-name="L35"/>
    <style:style style:name="P100" style:family="paragraph" style:parent-style-name="Text_20_body" style:list-style-name="L22">
      <style:paragraph-properties fo:margin-left="0.4925in" fo:margin-right="0in" fo:text-indent="0in" style:auto-text-indent="false"/>
    </style:style>
    <style:style style:name="P101" style:family="paragraph" style:parent-style-name="Text_20_body" style:list-style-name="L27">
      <style:paragraph-properties fo:margin-left="0.4925in" fo:margin-right="0in" fo:text-indent="0in" style:auto-text-indent="false"/>
    </style:style>
    <style:style style:name="P102" style:family="paragraph" style:parent-style-name="Text_20_body" style:list-style-name="L33">
      <style:paragraph-properties fo:margin-left="0.8681in" fo:margin-right="0in" fo:text-indent="0in" style:auto-text-indent="false"/>
    </style:style>
    <style:style style:name="P103" style:family="paragraph" style:parent-style-name="Heading_20_3" style:master-page-name="">
      <style:paragraph-properties style:page-number="auto" fo:break-before="page"/>
    </style:style>
    <style:style style:name="P104" style:family="paragraph" style:parent-style-name="Corps_20_de_20_texte.Paragraph" style:list-style-name="L22">
      <style:paragraph-properties fo:margin-left="0.4925in" fo:margin-right="0in" fo:text-indent="0in" style:auto-text-indent="false"/>
    </style:style>
    <style:style style:name="P105" style:family="paragraph" style:parent-style-name="hlp_5f_tip">
      <style:text-properties fo:language="en" fo:country="US" officeooo:rsid="0083c5bc" officeooo:paragraph-rsid="0085716a"/>
    </style:style>
    <style:style style:name="P106" style:family="paragraph" style:parent-style-name="hlp_5f_tip">
      <style:text-properties fo:language="en" fo:country="US" officeooo:paragraph-rsid="00871456"/>
    </style:style>
    <style:style style:name="P107" style:family="paragraph" style:parent-style-name="hlp_5f_tip">
      <style:text-properties fo:language="el" fo:country="GR" officeooo:rsid="00a31f8c" officeooo:paragraph-rsid="009b0c16"/>
    </style:style>
    <style:style style:name="P108" style:family="paragraph" style:parent-style-name="hlp_5f_warning">
      <style:text-properties fo:language="en" fo:country="US" officeooo:rsid="0083c5bc" officeooo:paragraph-rsid="0083c5bc"/>
    </style:style>
    <style:style style:name="P109" style:family="paragraph" style:parent-style-name="hlp_5f_warning">
      <style:text-properties fo:language="el" fo:country="GR" officeooo:rsid="0083c5bc" officeooo:paragraph-rsid="009b0c16"/>
    </style:style>
    <style:style style:name="P110" style:family="paragraph" style:parent-style-name="hlp_5f_list_5f_dot">
      <style:text-properties officeooo:paragraph-rsid="0097f634"/>
    </style:style>
    <style:style style:name="P111" style:family="paragraph" style:parent-style-name="hlp_5f_list_5f_dot">
      <style:text-properties officeooo:paragraph-rsid="009b0c16"/>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3" style:family="paragraph">
      <style:paragraph-properties fo:text-align="start"/>
      <style:text-properties style:text-line-through-style="none" style:text-line-through-type="none" style:font-name="Arial4" fo:font-size="10pt" fo:font-style="normal" style:text-underline-style="none" fo:font-weight="normal"/>
    </style:style>
    <style:style style:name="P114" style:family="paragraph">
      <style:paragraph-properties fo:text-align="center"/>
      <style:text-properties style:text-line-through-style="none" style:text-line-through-type="none" style:font-name="Arial4" fo:font-size="11pt" fo:font-style="normal" style:text-underline-style="none" fo:font-weight="normal"/>
    </style:style>
    <style:style style:name="P115"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871456"/>
    </style:style>
    <style:style style:name="T30" style:family="text">
      <style:text-properties officeooo:rsid="009b0c16"/>
    </style:style>
    <style:style style:name="T31" style:family="text">
      <style:text-properties officeooo:rsid="0080c3c1"/>
    </style:style>
    <style:style style:name="T32" style:family="text">
      <style:text-properties fo:language="el" fo:country="GR"/>
    </style:style>
    <style:style style:name="T33" style:family="text">
      <style:text-properties fo:language="el" fo:country="GR" officeooo:rsid="0080c3c1"/>
    </style:style>
    <style:style style:name="T34" style:family="text">
      <style:text-properties fo:language="el" fo:country="GR" officeooo:rsid="00a1757a"/>
    </style:style>
    <style:style style:name="T35" style:family="text">
      <style:text-properties fo:language="el" fo:country="GR" officeooo:rsid="00a31f8c"/>
    </style:style>
    <style:style style:name="T36" style:family="text">
      <style:text-properties officeooo:rsid="00a31f8c"/>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4:57:1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51674864" text:style-name="L1">
        <text:list-item>
          <text:p text:style-name="P67">Basic macros with add-on buttons and / or menus (just like the old Add-On concept)</text:p>
        </text:list-item>
        <text:list-item>
          <text:p text:style-name="P67">Java, JavaScript, Beanshell, Python based scripts with add-on buttons and / or menus</text:p>
        </text:list-item>
        <text:list-item>
          <text:p text:style-name="P67">Only a script library or dialog library without any addition or change in buttons or menu </text:p>
        </text:list-item>
        <text:list-item>
          <text:p text:style-name="P67">Configuration files, including changes (mergings) in existing menus and toolbars</text:p>
        </text:list-item>
        <text:list-item>
          <text:p text:style-name="P67">Extensions containing Uno components</text:p>
        </text:list-item>
        <text:list-item>
          <text:p text:style-name="P67">Extensions using libraries in native computer language.</text:p>
        </text:list-item>
        <text:list-item>
          <text:p text:style-name="P67">Or a mix of the elements above.</text:p>
        </text:list-item>
        <text:list-item>
          <text:p text:style-name="P67">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73223752" text:style-name="L2">
        <text:list-item>
          <text:p text:style-name="P68">Version 2.1.2 :</text:p>
        </text:list-item>
      </text:list>
      <text:list xml:id="list3273174511" text:style-name="L3">
        <text:list-item>
          <text:list>
            <text:list-item>
              <text:p text:style-name="P69">Localized help : resolved non-functional hyperlink due to API incompatibility introduced by Apache OpenOffice 4.1 (and LibreOffice 4.0).</text:p>
            </text:list-item>
          </text:list>
        </text:list-item>
      </text:list>
      <text:list xml:id="list145716207526758" text:continue-list="list1773223752" text:style-name="L2">
        <text:list-item>
          <text:p text:style-name="P68">Version 2.1.1 :</text:p>
        </text:list-item>
      </text:list>
      <text:list xml:id="list2497462831" text:style-name="L4">
        <text:list-item>
          <text:list>
            <text:list-item>
              <text:p text:style-name="P70">Documentation chapter 3.7.10 <text:span text:style-name="InstructionMacro">setMergePoint</text:span>, the list of commands for Arg2 was incorrect.</text:p>
            </text:list-item>
            <text:list-item>
              <text:p text:style-name="P70">Example in module Template7 had an incorrect argument Arg3 in <text:span text:style-name="InstructionMacro">setMergePoint</text:span>.</text:p>
            </text:list-item>
            <text:list-item>
              <text:p text:style-name="P70">When creating an hyperlink in a help page, the keyword (internal, external, etc) is now recognized in any character case.</text:p>
            </text:list-item>
            <text:list-item>
              <text:p text:style-name="P70">Creation of localized help, hyperlink to an existing OpenOffice help page : the address of a help page displayed by the macro was incorrect when the page was found by a help search.</text:p>
            </text:list-item>
          </text:list>
        </text:list-item>
      </text:list>
      <text:list xml:id="list145715493649484" text:continue-list="list145716207526758" text:style-name="L2">
        <text:list-item>
          <text:p text:style-name="P68">Version 2.1.0 :</text:p>
        </text:list-item>
      </text:list>
      <text:list xml:id="list662328953" text:style-name="L5">
        <text:list-item>
          <text:list>
            <text:list-item>
              <text:p text:style-name="P71">An extension can define several toolbars (instead of only one).</text:p>
            </text:list-item>
            <text:list-item>
              <text:p text:style-name="P71">The list of Application contexts is revised, see chapter 3.5.</text:p>
            </text:list-item>
            <text:list-item>
              <text:p text:style-name="P71">The argument of <text:span text:style-name="InstructionMacro">beginMergeInstruction</text:span> becomes mandatory.</text:p>
            </text:list-item>
          </text:list>
        </text:list-item>
      </text:list>
      <text:list xml:id="list145715759278370" text:continue-list="list145715493649484" text:style-name="L2">
        <text:list-item>
          <text:p text:style-name="P68">Version 2.0.0 :</text:p>
        </text:list-item>
      </text:list>
      <text:list xml:id="list1417564206" text:style-name="L6">
        <text:list-item>
          <text:list>
            <text:list-item>
              <text:p text:style-name="P7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2"><text:s/>As a consequence of above, block <text:span text:style-name="InstructionMacro">Dependencies</text:span> and instruction <text:span text:style-name="InstructionMacro">setOOoDependency</text:span> are suppressed.</text:p>
            </text:list-item>
            <text:list-item>
              <text:p text:style-name="P72">Arg3 of <text:span text:style-name="InstructionMacro">beginDescription</text:span> is no longer used.</text:p>
            </text:list-item>
            <text:list-item>
              <text:p text:style-name="P72">Syntax of Block <text:span text:style-name="InstructionMacro">UpdateInformation</text:span> and instruction <text:span text:style-name="InstructionMacro">setUpdateSource</text:span> have changed.</text:p>
            </text:list-item>
            <text:list-item>
              <text:p text:style-name="P72">Syntax of instruction <text:span text:style-name="InstructionMacro">setLicense</text:span> has changed.</text:p>
            </text:list-item>
            <text:list-item>
              <text:p text:style-name="P72">Some obsolete extension features are no longer supported. Compiled extensions now need OpenOffice.org version 2.4 or more recent (LibreOffice, Apache OpenOffice).</text:p>
            </text:list-item>
            <text:list-item>
              <text:p text:style-name="P72">Macros of this document are now published under Apache License version 2.0.</text:p>
            </text:list-item>
          </text:list>
        </text:list-item>
      </text:list>
      <text:list xml:id="list145716291429041" text:continue-list="list145715759278370" text:style-name="L2">
        <text:list-item>
          <text:p text:style-name="P68">Version 1.5.3 :</text:p>
        </text:list-item>
      </text:list>
      <text:list xml:id="list19572280" text:style-name="L7">
        <text:list-item>
          <text:list>
            <text:list-item>
              <text:p text:style-name="P73">Help pages containing an hyperlink to an OpenOffice help page : a macro provides now the address of the page. See explanations at <text:span text:style-name="T8">Page7 : Hyperlinks</text:span>.</text:p>
            </text:list-item>
            <text:list-item>
              <text:p text:style-name="P73">The license examples are purged from the directives for use which are not part of the license itself.</text:p>
            </text:list-item>
            <text:list-item>
              <text:p text:style-name="P7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96312571" text:style-name="L8">
        <text:list-item>
          <text:p text:style-name="P74">Basic library Standard, Module1 : your instruction inside the Sub myExtension</text:p>
        </text:list-item>
        <text:list-item>
          <text:p text:style-name="P7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4">Localized <text:a xlink:type="simple" xlink:href="#6.4.2.Help pages for ExtensionCompiler|outline" text:style-name="Internet_20_link" text:visited-style-name="Visited_20_Internet_20_Link">help text pages and trees</text:a>.</text:p>
        </text:list-item>
      </text:list>
      <text:h text:style-name="P6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13" svg:width="0.3157in" svg:height="0.1776in" svg:x="0.9055in" svg:y="0.0783in" draw:control="control1"/><draw:control text:anchor-type="paragraph" draw:z-index="9" draw:style-name="gr1" draw:text-style-name="P113"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13" svg:width="0.3157in" svg:height="0.1776in" svg:x="0.9071in" svg:y="0.0783in" draw:control="control3"/><draw:control text:anchor-type="paragraph" draw:z-index="11" draw:style-name="gr1" draw:text-style-name="P113"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4" svg:width="3.2921in" svg:height="0.2713in" svg:x="1.4256in" svg:y="0.0992in" draw:control="control5"/></text:p><text:p text:style-name="Frame_20_contents"/><text:p text:style-name="P44">Compilation results</text:p><text:p text:style-name="P44"><draw:control text:anchor-type="paragraph" draw:z-index="23" draw:style-name="gr1" draw:text-style-name="P115"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13" svg:width="0.3157in" svg:height="0.1776in" svg:x="0.9173in" svg:y="0.0783in" draw:control="control6"/><draw:control text:anchor-type="paragraph" draw:z-index="15" draw:style-name="gr1" draw:text-style-name="P113"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3" svg:width="0.3157in" svg:height="0.1776in" svg:x="0.9173in" svg:y="0.0783in" draw:control="control8"/><draw:control text:anchor-type="paragraph" draw:z-index="17" draw:style-name="gr1" draw:text-style-name="P113"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4"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15"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3" svg:width="0.3157in" svg:height="0.1776in" svg:x="0.9173in" svg:y="0.0783in" draw:control="control11"/><draw:control text:anchor-type="paragraph" draw:z-index="21" draw:style-name="gr1" draw:text-style-name="P113"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4"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15" svg:width="5.5122in" svg:height="1.5752in" svg:x="0.1575in" svg:y="0.1807in" draw:control="control16"/></text:p><text:p text:style-name="Frame_20_contents"/></draw:text-box></draw:frame></text:p>
      <text:h text:style-name="P6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88141130" text:style-name="L9">
        <text:list-item>
          <text:p text:style-name="P75">Description</text:p>
        </text:list-item>
        <text:list-item>
          <text:p text:style-name="P75">Annexes</text:p>
        </text:list-item>
        <text:list-item>
          <text:p text:style-name="P7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66564929" text:style-name="L10">
        <text:list-item>
          <text:p text:style-name="P76">Script libraries (Basic, JavaScript, Python, etc) or Dialog libraries, or other non-component libraries,</text:p>
        </text:list-item>
        <text:list-item>
          <text:p text:style-name="P76">shared component libraries,</text:p>
        </text:list-item>
        <text:list-item>
          <text:p text:style-name="P7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781356259" text:style-name="L11">
        <text:list-item>
          <text:p text:style-name="P7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96394305" text:style-name="L12">
        <text:list-item text:start-value="1">
          <text:p text:style-name="P78"><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7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7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83111546" text:style-name="L13">
        <text:list-item>
          <text:p text:style-name="P79">A Feed file contains the internet addresses for one or more Update Information files (each for an extension).</text:p>
        </text:list-item>
        <text:list-item>
          <text:p text:style-name="P79">The Update Information File mainly contains dependency information about the new version, and :</text:p>
        </text:list-item>
      </text:list>
      <text:list xml:id="list2179719918" text:style-name="L14">
        <text:list-item>
          <text:p text:style-name="P80">either the internet address to download the new version of the extension</text:p>
        </text:list-item>
        <text:list-item>
          <text:p text:style-name="P8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86244891" text:style-name="L15">
        <text:list-item text:start-value="1">
          <text:p text:style-name="P8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99221752" text:style-name="L16">
        <text:list-item>
          <text:p text:style-name="P82">Arg1 : <text:span text:style-name="InstructionMacro">String</text:span> : mandatory : <text:span text:style-name="InstructionMacro">"File"</text:span> or <text:span text:style-name="InstructionMacro">"Schema"</text:span></text:p>
        </text:list-item>
        <text:list-item>
          <text:p text:style-name="P8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10141112" text:style-name="L17">
        <text:list-item>
          <text:p text:style-name="P83">Arg1 : <text:span text:style-name="InstructionMacro">String</text:span> : mandatory, type of control used for the button</text:p>
        </text:list-item>
      </text:list>
      <text:list xml:id="list622531764" text:style-name="L18">
        <text:list-item>
          <text:p text:style-name="P8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52558367" text:style-name="L19">
        <text:list-item>
          <text:p text:style-name="P85">Arg1 : <text:span text:style-name="InstructionMacro">String</text:span> : mandatory ; locale, example <text:span text:style-name="InstructionMacro">"en"</text:span>.</text:p>
        </text:list-item>
        <text:list-item>
          <text:p text:style-name="P8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135842557" text:style-name="L20">
        <text:list-item text:start-value="1">
          <text:p text:style-name="P8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6">Arg1 : <text:span text:style-name="InstructionMacro">String</text:span> : mandatory ; URL path to an image file ; the path is relative to the extension folder.</text:p>
        </text:list-item>
        <text:list-item text:start-value="1">
          <text:p text:style-name="P8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20462174" text:style-name="L21">
        <text:list-item>
          <text:p text:style-name="P8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89212061" text:style-name="L22">
        <text:list-item>
          <text:p text:style-name="P8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0">if at installation, no license is appropriate for the locale, the first license is displayed.</text:p>
        </text:list-item>
        <text:list-item>
          <text:p text:style-name="P8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14339205" text:style-name="L23">
        <text:list-item>
          <text:p text:style-name="P8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89">Arg1 : <text:span text:style-name="InstructionMacro">String</text:span> : mandatory ; property name</text:p>
        </text:list-item>
        <text:list-item>
          <text:p text:style-name="P8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5">Arg1 : <text:span text:style-name="InstructionMacro">String</text:span> : mandatory ; locale, example <text:span text:style-name="InstructionMacro">"en"</text:span>.</text:p>
        </text:list-item>
        <text:list-item>
          <text:p text:style-name="P85">Arg2 : <text:span text:style-name="InstructionMacro">String</text:span> : mandatory ; name of the publisher.</text:p>
        </text:list-item>
        <text:list-item>
          <text:p text:style-name="P8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5"><text:soft-page-break/>Arg1 : <text:span text:style-name="InstructionMacro">String</text:span> : mandatory ; locale, example <text:span text:style-name="InstructionMacro">"en"</text:span>.</text:p>
        </text:list-item>
        <text:list-item>
          <text:p text:style-name="P8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35752769" text:style-name="L24">
        <text:list-item>
          <text:p text:style-name="P9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91697798" text:style-name="L25">
        <text:list-item text:start-value="1">
          <text:p text:style-name="P6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93860006" text:style-name="L26">
        <text:list-item text:start-value="1">
          <text:p text:style-name="P9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898379591" text:style-name="L27">
        <text:list-item>
          <text:p text:style-name="P92">Arg1 : <text:span text:style-name="InstructionMacro">String</text:span> : how to find the update.xml file</text:p>
        </text:list-item>
        <text:list-item>
          <text:p text:style-name="P10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2">Arg2 : <text:span text:style-name="InstructionMacro">String</text:span> : how to find the oxt file</text:p>
        </text:list-item>
        <text:list-item>
          <text:p text:style-name="P10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665265628" text:style-name="L28">
        <text:list-item>
          <text:p text:style-name="P9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3">Arg2 : <text:span text:style-name="InstructionMacro">String</text:span> : the library name (which is also the name of the folder containing the Basic library).</text:p>
        </text:list-item>
        <text:list-item>
          <text:p text:style-name="P93">Arg3 : <text:span text:style-name="InstructionMacro">String</text:span> : the name of the module containing the macro.</text:p>
        </text:list-item>
        <text:list-item>
          <text:p text:style-name="P93">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985142479" text:style-name="L29">
        <text:list-item>
          <text:p text:style-name="P94">Arg1 : <text:span text:style-name="InstructionMacro">String</text:span> : <text:span text:style-name="InstructionMacro">"BeanShell"</text:span></text:p>
        </text:list-item>
        <text:list-item>
          <text:p text:style-name="P94">Arg2 : <text:span text:style-name="InstructionMacro">String</text:span> : the library name (which is also the name of the folder containing the BeanShell library).</text:p>
        </text:list-item>
        <text:list-item>
          <text:p text:style-name="P9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42798386" text:style-name="L30">
        <text:list-item>
          <text:p text:style-name="P95">Arg1 : <text:span text:style-name="InstructionMacro">String</text:span> : <text:span text:style-name="InstructionMacro">"JavaScript"</text:span></text:p>
        </text:list-item>
        <text:list-item>
          <text:p text:style-name="P95">Arg2 : <text:span text:style-name="InstructionMacro">String</text:span> : the library name (which is also the name of the folder containing the JavaScript library).</text:p>
        </text:list-item>
        <text:list-item>
          <text:p text:style-name="P9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54764255" text:style-name="L31">
        <text:list-item>
          <text:p text:style-name="P96">Arg1 : <text:span text:style-name="InstructionMacro">String</text:span> : <text:span text:style-name="InstructionMacro">"Java"</text:span></text:p>
        </text:list-item>
        <text:list-item>
          <text:p text:style-name="P96">Arg2 : <text:span text:style-name="InstructionMacro">String</text:span> : the library name (which is also the name of the folder containing the Java library).</text:p>
        </text:list-item>
        <text:list-item>
          <text:p text:style-name="P9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6">Arg1 : <text:span text:style-name="InstructionMacro">String</text:span> : <text:span text:style-name="InstructionMacro">"Python"</text:span></text:p>
        </text:list-item>
        <text:list-item>
          <text:p text:style-name="P96">Arg2 : <text:span text:style-name="InstructionMacro">String</text:span> : the path to the Python file, relative to the extension folder</text:p>
        </text:list-item>
        <text:list-item>
          <text:p text:style-name="P96">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01952034" text:style-name="L32">
        <text:list-item>
          <text:p text:style-name="P97">Arg1 : <text:span text:style-name="InstructionMacro">String</text:span> : ""</text:p>
        </text:list-item>
        <text:list-item>
          <text:p text:style-name="P9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835459426" text:style-name="L33">
        <text:list-item text:start-value="1">
          <text:p text:style-name="P6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2"><text:span text:style-name="InstructionMacro">"Basic"</text:span> : folder containing the Basic Library (code and dialog modules)</text:p>
        </text:list-item>
        <text:list-item>
          <text:p text:style-name="P102"><text:span text:style-name="InstructionMacro">"Dialog"</text:span> : folder containing the Dialog Library (dialog modules only)</text:p>
        </text:list-item>
        <text:list-item>
          <text:p text:style-name="P10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2"><text:span text:style-name="InstructionMacro">"Python"</text:span> : folder containing the python file(s) containing the script(s)</text:p>
        </text:list-item>
        <text:list-item>
          <text:p text:style-name="P10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39133677" text:style-name="L34">
        <text:list-item>
          <text:p text:style-name="P98">first create the library in My Macros with the user interface, and test your routines ;</text:p>
        </text:list-item>
        <text:list-item>
          <text:p text:style-name="P98">copy the folder that OOo created from your <text:span text:style-name="InstructionMacro">user/</text:span> folder to your extension folder ; for Basic, use the « Export as Basic library » facility</text:p>
        </text:list-item>
        <text:list-item>
          <text:p text:style-name="P9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6"><text:soft-page-break/>Arg1 : <text:span text:style-name="InstructionMacro">String</text:span> : begins with <text:span text:style-name="InstructionMacro">"media-type="</text:span> followed by the complete media type string</text:p>
        </text:list-item>
        <text:list-item>
          <text:p text:style-name="P9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14944990" text:style-name="L35">
        <text:list-item>
          <text:p text:style-name="P99">Create a Writer file containing the licenses (possibly in several languages). You can of course have a Table of Contents and use formatting. </text:p>
        </text:list-item>
        <text:list-item>
          <text:p text:style-name="P99">In order to provide a read-only text, convert the Writer file to PDF and store the PDF in the folder dedicated to your extension. </text:p>
        </text:list-item>
        <text:list-item>
          <text:p text:style-name="P9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7529646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4705258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1996755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571586902692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0928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6062653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594738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5716061595972" text:continue-list="list157529646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5717281521385" text:continue-list="list14571586902692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2"><text:span text:style-name="T39">image</text:span></text:p><text:p text:style-name="P112"><text:span text:style-name="T39">Images/Help/dontfeedtrolls.gif</text:span></text:p><text:p text:style-name="P112"><text:span text:style-name="T39">icon</text:span></text:p><text:p text:style-name="P112"><text:span text:style-name="T39"/></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2"><text:span text:style-name="T39">image</text:span></text:p><text:p text:style-name="P112"><text:span text:style-name="T39">Images/Help/sailingShip.wmf</text:span></text:p><text:p text:style-name="P112"><text:span text:style-name="T39">Old sailing ship</text:span></text:p><text:p text:style-name="P112"><text:span text:style-name="T39"/></text:p></office:annotation></text:p>
      <text:p text:style-name="hlp_5f_paragraph"/>
      <text:p text:style-name="hlp_5f_paragraph"><text:line-break/><text:line-break/>Finally an image<office:annotation><dc:creator>Bernard Marcelly</dc:creator><dc:date>2009-01-24T20:53:22.940000000</dc:date><text:p text:style-name="P112"><text:span text:style-name="T39">imageOOo</text:span></text:p><text:p text:style-name="P112"><text:span text:style-name="T39">sd/res/get1obj.png</text:span></text:p></office:annotation> from OpenOffice resources</text:p>
      <text:p text:style-name="hlp_5f_page">Page10 : Creating the Help tree</text:p>
      <text:list xml:id="list145715948475248" text:continue-list="list14571606159597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2"><text:span text:style-name="T38">image</text:span></text:p><text:p text:style-name="P112"><text:span text:style-name="T38">images/help/en/main_page_numbering.png</text:span></text:p><text:p text:style-name="P112"><text:span text:style-name="T38">Main dialog</text:span></text:p></office:annotation></text:p>
      <text:p text:style-name="P35"/>
      <text:list xml:id="list145716434759728" text:continue-list="list145717281521385" text:style-name="hlp_5f_list_5f_dot">
        <text:list-item>
          <text:p text:style-name="P110"><text:span text:style-name="hlp_5f_emph"><text:span text:style-name="T23">Decor</text:span></text:span><text:span text:style-name="T23">: Choose to either have simple numbering or surrounding text (e.g. -1-, [1]).</text:span></text:p>
        </text:list-item>
        <text:list-item>
          <text:p text:style-name="P110"><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0"><text:span text:style-name="hlp_5f_emph"><text:span text:style-name="T23">Alignment</text:span></text:span><text:span text:style-name="T23">: Define the alignment of numbering.</text:span></text:p>
        </text:list-item>
        <text:list-item>
          <text:p text:style-name="P110"><text:span text:style-name="hlp_5f_emph"><text:span text:style-name="T23">Position</text:span></text:span><text:span text:style-name="T23">: Choose the position or numbering (currently available options are Header and Footer)</text:span></text:p>
        </text:list-item>
        <text:list-item>
          <text:p text:style-name="P110"><text:span text:style-name="hlp_5f_emph"><text:span text:style-name="T23">Font</text:span></text:span><text:span text:style-name="T23">: Choose from the list of available system fonts</text:span></text:p>
        </text:list-item>
      </text:list>
      <text:list xml:id="list145716549437906" text:continue-list="list3159473828" text:style-name="hlp_5f_warnimg">
        <text:list-item>
          <text:p text:style-name="P108">Some of the system fonts were not made to be compatible with certain characters so you may face compatibility issues and empty page numbers (e.g. a font may not support Greek characters)</text:p>
        </text:list-item>
      </text:list>
      <text:list xml:id="list145715986721103" text:continue-list="list145716434759728" text:style-name="hlp_5f_list_5f_dot">
        <text:list-item>
          <text:p text:style-name="P110"><text:span text:style-name="hlp_5f_emph"><text:span text:style-name="T23">Size</text:span></text:span><text:span text:style-name="T23">: Define the font size</text:span></text:p>
        </text:list-item>
        <text:list-item>
          <text:p text:style-name="P110"><text:span text:style-name="hlp_5f_emph"><text:span text:style-name="T23">First Page</text:span></text:span><text:span text:style-name="T23">: The page where the numbering will begin from. </text:span></text:p>
        </text:list-item>
      </text:list>
      <text:list xml:id="list145717212403278" text:continue-list="list3860626533" text:style-name="hlp_5f_tipimg">
        <text:list-item>
          <text:p text:style-name="P105">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45717889328694" text:continue-list="list145715986721103"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45716772055496" text:continue-list="list145717212403278" text:style-name="hlp_5f_tipimg">
        <text:list-item>
          <text:p text:style-name="P106"><text:span text:style-name="T29">Defining page offset simulates the alteration of the according paragraph property, letting a user choosing different page numbering schemes across the document (e.g. The first n pages </text:span><text:soft-page-break/><text:span text:style-name="T29">are numbered using Roman uppercase while the rest use simple Arabic numbers).</text:span></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30">l</text:span></text:p>
      <text:p text:style-name="P59">Page<text:span text:style-name="T22">01</text:span> : <text:span text:style-name="T30">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Introduction</text:p>
      <text:p text:style-name="P55">Στοιχείο μενού</text:p>
      <text:p text:style-name="P36"><text:span text:style-name="T34">Το πρόσθετο είναι προσβάσιμο μέσω του μενού </text:span><text:span text:style-name="hlp_5f_emph"><text:span text:style-name="T34">Εισαγωγή</text:span></text:span><text:span text:style-name="hlp_5f_emph"><text:span text:style-name="T33">-&gt;</text:span></text:span><text:span text:style-name="hlp_5f_emph"><text:span text:style-name="T34">Αρίθμηση Σελίδας</text:span></text:span></text:p>
      <text:p text:style-name="P54"/>
      <text:p text:style-name="P39">Κατά τη πρόσβαση στο στοιχείο του μενού εμφανίζεται ο ακόλουθος διάλογος:<text:span text:style-name="T31"><text:line-break/></text:span><text:span text:style-name="T31"><office:annotation><dc:creator>Unknown Author</dc:creator><dc:date>2018-07-19T12:25:34.873310974</dc:date><text:p text:style-name="P112"><text:span text:style-name="T37">image</text:span></text:p><text:p text:style-name="P112"><text:span text:style-name="T37">images/help/el/main_page_numbering.png</text:span></text:p><text:p text:style-name="P112"><text:span text:style-name="T37">Κύριος Διάλογος</text:span></text:p></office:annotation></text:span></text:p>
      <text:p text:style-name="P37"/>
      <text:list xml:id="list145717915013762" text:continue-list="list145717889328694" text:style-name="hlp_5f_list_5f_dot">
        <text:list-item>
          <text:p text:style-name="P111"><text:span text:style-name="hlp_5f_emph"><text:span text:style-name="T34">Διακόσμηση</text:span></text:span><text:span text:style-name="T32">: </text:span><text:span text:style-name="T34">Επιλογή για απλή αρίθμηση ή για διακόσμηση </text:span><text:span text:style-name="T32">(</text:span><text:span text:style-name="T34">π.χ</text:span><text:span text:style-name="T32">. -1-, [1]).</text:span></text:p>
        </text:list-item>
        <text:list-item>
          <text:p text:style-name="P111"><text:span text:style-name="hlp_5f_emph"><text:span text:style-name="T34">Τύπος</text:span></text:span><text:span text:style-name="T32">: </text:span><text:span text:style-name="T34">Επιλογή τύπου αρίθμησης από ένα σύνολο διαθέσιμων στοιχείων τα οποία υποστηρίζονται από το LibreOffice/OpenOffice, όπως Ρωμαϊκά </text:span><text:span text:style-name="T32">(i,ii... , I,II...), </text:span><text:span text:style-name="T34">Αραβικά </text:span><text:span text:style-name="T32">(1,2...) </text:span><text:span text:style-name="T34">ή Ελληνικά </text:span><text:span text:style-name="T32">(α,β... , Α,Β...).</text:span></text:p>
        </text:list-item>
        <text:list-item>
          <text:p text:style-name="P111"><text:span text:style-name="hlp_5f_emph"><text:span text:style-name="T34">Στοίχιση</text:span></text:span><text:span text:style-name="T32">: </text:span><text:span text:style-name="T34">Ορισμός της στοίχισης κειμένου της αρίθμησης</text:span><text:span text:style-name="T32">.</text:span></text:p>
        </text:list-item>
        <text:list-item>
          <text:p text:style-name="P111"><text:span text:style-name="hlp_5f_emph"><text:span text:style-name="T34">Θέση</text:span></text:span><text:span text:style-name="T32">: </text:span><text:span text:style-name="T34">Επιλογή της θέσης αρίθμησης </text:span><text:span text:style-name="T32">(</text:span><text:span text:style-name="T34">διαθέσιμες επιλογές η Κεφαλίδα και το Υποσέλιδο</text:span><text:span text:style-name="T32">)</text:span></text:p>
        </text:list-item>
        <text:list-item>
          <text:p text:style-name="P111"><text:span text:style-name="hlp_5f_emph"><text:span text:style-name="T35">Γραμματοσειρά</text:span></text:span><text:span text:style-name="T32">: </text:span><text:span text:style-name="T35">Επιλογή από την λίστα εγκατεστημένων γραμματοσειρών του συστήματος.</text:span></text:p>
        </text:list-item>
      </text:list>
      <text:list xml:id="list145716463514661" text:continue-list="list145716549437906" text:style-name="hlp_5f_warnimg">
        <text:list-item>
          <text:p text:style-name="P109"><text:span text:style-name="T36">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6">π.χ. μια γραμματοσειρά δεν υποστηρίζει ελληνικούς χαρακτήρες</text:span>).</text:p>
        </text:list-item>
      </text:list>
      <text:list xml:id="list145716010216783" text:continue-list="list145717915013762" text:style-name="hlp_5f_list_5f_dot">
        <text:list-item>
          <text:p text:style-name="P111"><text:span text:style-name="hlp_5f_emph"><text:span text:style-name="T35">Μέγεθος</text:span></text:span><text:span text:style-name="T32">: </text:span><text:span text:style-name="T35">Ορισμός μεγέθους γραμματοσειράς.</text:span></text:p>
        </text:list-item>
        <text:list-item>
          <text:p text:style-name="P111"><text:span text:style-name="hlp_5f_emph"><text:span text:style-name="T35">Πρώτη σελίδα</text:span></text:span><text:span text:style-name="T32">: </text:span><text:span text:style-name="T35">Η σελίδα από την οποία ξεκινά η αρίθμηση.</text:span></text:p>
        </text:list-item>
      </text:list>
      <text:list xml:id="list145717507152712" text:continue-list="list145716772055496" text:style-name="hlp_5f_tipimg">
        <text:list-item>
          <text:p text:style-name="P107">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πρότερη της αρίθμησης παραμετροποίηση του στυλ των σελίδων.</text:p>
        </text:list-item>
      </text:list>
      <text:list xml:id="list145716322597630" text:continue-list="list145716010216783" text:style-name="hlp_5f_list_5f_dot">
        <text:list-item>
          <text:p text:style-name="P111"><text:span text:style-name="hlp_5f_emph"><text:span text:style-name="T35">Αρίθμηση από...</text:span></text:span><text:span text:style-name="T32">: </text:span><text:span text:style-name="T35">Ορισμός του αριθμού της πρώτης αριθμημένης σελίδας</text:span><text:span text:style-name="T32">.</text:span></text:p>
        </text:list-item>
      </text:list>
      <text:list xml:id="list145716677158915" text:continue-list="list145717507152712" text:style-name="hlp_5f_tipimg">
        <text:list-item>
          <text:p text:style-name="P107"><text:soft-page-break/>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30">Πρόσθετο αρίθμησης σελίδας</text:span></text:p>
      <text:p text:style-name="P57"><text:tab/>page = Page<text:span text:style-name="T27">0</text:span>1 = <text:span text:style-name="T30">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2" meta:paragraph-count="2895" meta:word-count="39984" meta:character-count="264078" meta:non-whitespace-character-count="22288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